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10pt" officeooo:rsid="0002f665" officeooo:paragraph-rsid="0002f665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657c3" officeooo:paragraph-rsid="0002f665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657c3" officeooo:paragraph-rsid="0002f665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4pt" fo:font-weight="bold" officeooo:rsid="001657c3" officeooo:paragraph-rsid="0002f665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officeooo:rsid="001657c3" officeooo:paragraph-rsid="0002f665" style:font-size-asian="14pt" style:font-size-complex="14pt"/>
    </style:style>
    <style:style style:name="P6" style:family="paragraph" style:parent-style-name="Standard">
      <style:text-properties officeooo:rsid="001657c3" officeooo:paragraph-rsid="0002f665"/>
    </style:style>
    <style:style style:name="P7" style:family="paragraph" style:parent-style-name="Standard">
      <style:paragraph-properties fo:text-align="center" style:justify-single-word="false"/>
      <style:text-properties fo:font-size="36pt" fo:font-weight="bold" officeooo:rsid="001657c3" officeooo:paragraph-rsid="0002f665" style:font-size-asian="36pt" style:font-weight-asian="bold" style:font-size-complex="36pt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paragraph-rsid="0002f665"/>
    </style:style>
    <style:style style:name="P9" style:family="paragraph" style:parent-style-name="Standard" style:master-page-name="First_20_Page">
      <style:paragraph-properties style:page-number="auto"/>
      <style:text-properties fo:font-size="16pt" fo:font-weight="bold" officeooo:rsid="001657c3" officeooo:paragraph-rsid="0002f665" style:font-size-asian="16pt" style:font-weight-asian="bold" style:font-size-complex="16pt" style:font-weight-complex="bold"/>
    </style:style>
    <style:style style:name="P10" style:family="paragraph" style:parent-style-name="Standard" style:list-style-name="Numbering_20_123">
      <style:paragraph-properties fo:text-align="justify" style:justify-single-word="false" fo:break-before="page"/>
      <style:text-properties fo:font-size="12pt" fo:font-weight="bold" officeooo:rsid="001657c3" officeooo:paragraph-rsid="0002f665" style:font-size-asian="10.5pt" style:font-weight-asian="bold" style:font-size-complex="12pt" style:font-weight-complex="bold"/>
    </style:style>
    <style:style style:name="P11" style:family="paragraph" style:parent-style-name="Standard" style:list-style-name="Numbering_20_123">
      <style:paragraph-properties fo:text-align="justify" style:justify-single-word="false"/>
      <style:text-properties fo:font-size="12pt" fo:font-weight="bold" officeooo:rsid="001657c3" officeooo:paragraph-rsid="0002f665" style:font-size-asian="10.5pt" style:font-weight-asian="bold" style:font-size-complex="12pt" style:font-weight-complex="bold"/>
    </style:style>
    <style:style style:name="T1" style:family="text">
      <style:text-properties officeooo:rsid="0004647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bold" officeooo:rsid="001657c3" style:font-size-asian="10.5pt" style:font-weight-asian="bold" style:font-size-complex="12pt" style:font-weight-complex="bold"/>
    </style:style>
    <style:style style:name="T4" style:family="text">
      <style:text-properties officeooo:rsid="0006c2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JOSE MARIA FERNÁNDEZ MOLINA</text:p>
      <text:p text:style-name="P4">ACCESO A DATOS</text:p>
      <text:p text:style-name="P4">1º DE DAM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>TEMA 2 - <text:s/>PRÁCTICA N.º <text:span text:style-name="T4">5</text:span></text:p>
      <text:p text:style-name="P2"/>
      <text:list text:style-name="Numbering_20_123">
        <text:list-item>
          <text:p text:style-name="P10">Ejercicio 1: Crea un proyecto JAVA para establecer conexión con la base de datos veterinaria.db (SQLite) creada en la práctica 01.</text:p>
        </text:list-item>
      </text:list>
      <text:p text:style-name="P8"><text:span text:style-name="T3"/></text:p>
      <text:list text:continue-numbering="true" text:style-name="Numbering_20_123">
        <text:list-item>
          <text:p text:style-name="P11">Ejercicio 2: Establece conexión con MariaDB y ejecuta las sentencias creadas en el ejercicio 1 para recrear la base de datos veterinaria en el servidor MariaDB (para que tenga las mismas tablas; las rellenaremos en el ejercicio 3)</text:p>
        </text:list-item>
      </text:list>
      <text:p text:style-name="P8"><text:span text:style-name="T3"/></text:p>
      <text:list text:continue-numbering="true" text:style-name="Numbering_20_123">
        <text:list-item>
          <text:p text:style-name="P11">Obtén los datos de la base de datos veterinaria (SQLite) e inserta los valores obtenidos en las tablas de la base de datos veterinaria (MariaDB). (En este último ejercicio puedes escribir a mano (“hardcode”) los nombres de tablas y columnas en la inserción de los datos, aunque es posible hacerlo con metadatos)</text:p>
        </text:list-item>
      </text:list>
      <text:p text:style-name="P3"/>
      <text:p text:style-name="P2">Para facilitar la lectura del código se proporciona enlace a un repositorio GitHub:</text:p>
      <text:p text:style-name="P2"><text:a xlink:type="simple" xlink:href="https://github.com/X3M4/acceso_a_datos/blob/main/TEMA2_MANEJO_DE_CONECTORES/practicas/practica5/practica5/src/main/java/tema2/p5/Main.java" text:style-name="Internet_20_link" text:visited-style-name="Visited_20_Internet_20_Link"><text:span text:style-name="T2">https://github.com/X3M4/acceso_a_datos/blob/main/TEMA2_MANEJO_DE_CONECTORES/practicas/practica5/practica5/src/main/java/tema2/p5/Main.java</text:span></text:a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10pt" officeooo:rsid="0002f665" officeooo:paragraph-rsid="0002f665" style:font-size-asian="10pt" style:font-size-complex="10pt"/>
    </style:style>
    <style:style style:name="MT1" style:family="text">
      <style:text-properties officeooo:rsid="0006c2e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EMA 2<text:tab/><text:tab/>PRACTICA N.º <text:span text:style-name="MT1">5</text:span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22:54:06.860668548</meta:creation-date>
    <dc:date>2023-11-10T23:54:24.199752791</dc:date>
    <meta:editing-duration>PT13M57S</meta:editing-duration>
    <meta:editing-cycles>3</meta:editing-cycles>
    <meta:generator>LibreOffice/7.6.2.1$Linux_X86_64 LibreOffice_project/56f7684011345957bbf33a7ee678afaf4d2ba333</meta:generator>
    <meta:print-date>2023-11-09T16:25:47.893912855</meta:print-date>
    <meta:printed-by>Archivos PDF</meta:printed-by>
    <meta:document-statistic meta:table-count="0" meta:image-count="0" meta:object-count="0" meta:page-count="2" meta:paragraph-count="10" meta:word-count="149" meta:character-count="995" meta:non-whitespace-character-count="856"/>
  </office:meta>
</office:document-meta>
</file>